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81.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/>
          <table:table-cell table:style-name="ce7" office:value-type="string" calcext:value-type="string">
            <text:p>Control numbers must not change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/>
          <table:table-cell table:style-name="ce7" office:value-type="string" calcext:value-type="string">
            <text:p>Use gaps for new ones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98:Sheet1.AMJ69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5:05:00.160468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5-03T15:13:38.856945627</dc:date>
    <meta:editing-duration>P9DT18H14M41S</meta:editing-duration>
    <meta:editing-cycles>774</meta:editing-cycles>
    <meta:generator>LibreOffice/6.1.5.2$Linux_X86_64 LibreOffice_project/10$Build-2</meta:generator>
    <meta:document-statistic meta:table-count="1" meta:cell-count="6287" meta:object-count="0"/>
  </office:meta>
</office:document-meta>
</file>